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fo:font-weight="normal" officeooo:rsid="00186927" officeooo:paragraph-rsid="00186927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pl" fo:country="PL" fo:font-weight="normal" officeooo:rsid="00186927" officeooo:paragraph-rsid="00186927" style:font-weight-asian="normal" style:font-weight-complex="normal"/>
    </style:style>
    <style:style style:name="T1" style:family="text">
      <style:text-properties officeooo:rsid="001a25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Analiza układu synchronicznego polega na badaniu działania układu, poprzez określenie relacji między sygnałami wejściowymi i wyjściowymi. W tym procesie dokonuje się podziału sygnałów wejściowych i wyjściowych na poszczególne składowe, aby zrozumieć, jak układ reaguje na różne sygnały wejściowe.</text:p>
      <text:p text:style-name="P1"/>
      <text:p text:style-name="P1">Synteza natomiast polega na tworzeniu nowego układu, działającego zgodnie z podanymi wymaganiami, projektuje się układ mający na celu przetwarzać sygnały zgodnie z np tabelą prawdy.</text:p>
      <text:p text:style-name="P1"/>
      <text:p text:style-name="P1">I analiza i synteza odgrywają niewątpliwie kluczową rolę w procesie komponowania układów logicznych.</text:p>
      <text:p text:style-name="P1"/>
      <text:p text:style-name="P1">2.</text:p>
      <text:p text:style-name="P2">a) graf stanów wyjść to schemat przedstawiający działanie układu, poprzez użycie grafów do zaznaczenia stanów układu, oraz połączeń miedzy tymi grafami stymbolizujących zmiany wartości wejściowych</text:p>
      <text:p text:style-name="P2"/>
      <text:p text:style-name="P2">b) kodowanie stanów to proces przypisania konkretnych wartości wyjściowych układu jakiemuś symbolowi, można je użyć np w grafach – np S1 = 0/1, S2 = 1/1, S3 = 1/0 i S4 = 00</text:p>
      <text:p text:style-name="P2"/>
      <text:p text:style-name="P2">c) tablica przejść-wyjść to rodzaj tablicy ktora przede wszystkim opisuje jak jakiś stan S zachowa się po wprowadzeniu odpowiedniego sygnału. Przykładowa tablica mówi np<text:line-break/>Ze jeżeli na stan 00 wprowadzimy wartość 0, to stan dalej będzie równy 00, natomiast jeżeli wprowadzimy wartość 1 to stan się zmieni do wartości 01 i wtedy cały układ również zmieni wyjście z 0 na 1.</text:p>
      <text:p text:style-name="P2"/>
      <text:p text:style-name="P2">d) Nie wiem czym jest funkcja wzbudzeń, ale myślę że jest powiązana z tabelą wzbudzeń, która pokazuje jaki stan jest potrzebny dla danej konfiguracji, aby osiągnęła ona następny stan.</text:p>
      <text:p text:style-name="P2"/>
      <text:p text:style-name="P2">e) układ wyjść to zapewne chodzi o outputy układu sekwencyjnego albo kombinacyjnego ale pewnosci nie mam </text:p>
      <text:p text:style-name="P2"/>
      <text:p text:style-name="P2"/>
      <text:p text:style-name="P2">1. Moorea, grafy maja swoje nazwy, miedzy grafami rysujemy zdarzenia, np <text:line-break/>Off -click- dimlight -click- mediumlight -click- brightlight -click- off</text:p>
      <text:p text:style-name="P2">2. Mealyego z kolei zapisujemy wyrazeniami binarnymi w grafie, a w polaczeniach mamy zdarzenie/stan, czyli np 00 -click/dimlight- 01 -click/mediumlight- 10 -click/brightlight- 11 -click/off- 00, „<text:span text:style-name="T1">the main thing is that, the output is in the transition”</text:span>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00:56:09.281915996</meta:creation-date>
    <dc:date>2023-04-17T18:47:08.471804003</dc:date>
    <meta:editing-duration>PT17H50M59S</meta:editing-duration>
    <meta:editing-cycles>2</meta:editing-cycles>
    <meta:generator>LibreOffice/7.4.1.2$Linux_X86_64 LibreOffice_project/40$Build-2</meta:generator>
    <meta:document-statistic meta:table-count="0" meta:image-count="0" meta:object-count="0" meta:page-count="1" meta:paragraph-count="12" meta:word-count="297" meta:character-count="2005" meta:non-whitespace-character-count="1716"/>
  </office:meta>
</office:document-meta>
</file>